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Heading_20_1">
      <style:text-properties officeooo:rsid="0009b87c" officeooo:paragraph-rsid="000c1efc"/>
    </style:style>
    <style:style style:name="P2" style:family="paragraph" style:parent-style-name="Text_20_body">
      <style:paragraph-properties fo:text-align="center" style:justify-single-word="false"/>
      <style:text-properties officeooo:rsid="0009b87c" officeooo:paragraph-rsid="000c1efc"/>
    </style:style>
    <style:style style:name="P3" style:family="paragraph" style:parent-style-name="Text_20_body" style:list-style-name="L1">
      <style:text-properties officeooo:rsid="0009b87c" officeooo:paragraph-rsid="000c1efc"/>
    </style:style>
    <style:style style:name="P4" style:family="paragraph" style:parent-style-name="Text_20_body">
      <style:text-properties officeooo:rsid="0009b87c" officeooo:paragraph-rsid="000c1efc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09b87c" officeooo:paragraph-rsid="000c1efc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ądro mechaniki</text:h>
      <text:p text:style-name="P4">Ta gra korzysta ze standardowej mechaniki – inaczej, z jej „jądra”, do rozgrywania akcji na sesji. Kiedy postać wykonuje akcje z szansą porażki, należy:</text:p>
      <text:list xml:id="list4257933272" text:style-name="L1">
        <text:list-item>
          <text:p text:style-name="P3">Rzucić k20.</text:p>
        </text:list-item>
        <text:list-item>
          <text:p text:style-name="P3">Dodać wszelkie modyfikatory (takie jak z atrybutów, umiejętności, mocy lub okoliczności) do wylosowanego numeru.</text:p>
        </text:list-item>
        <text:list-item>
          <text:p text:style-name="P3">Porównać wynik z Stopniem Trudności ST).</text:p>
        </text:list-item>
      </text:list>
      <text:p text:style-name="P4">Jeśli wynik jest równy lub wyższy od ST, wysiłek zakończył siępowodzeniem. Jeśli wynik jest niższy, kończy się on porażką.</text:p>
      <text:p text:style-name="P4">Tą prostą mechanikę stosuje się do prawie wszystkiego w grze, z rożnymi wariacjami na bazie modyfikatorów wliczonych do rzutu, różnym ST i dokładnym stopniem porażki lub sukcesu.</text:p>
      <text:p text:style-name="P2">Pamiętaj…</text:p>
      <text:p text:style-name="P5">k20 + modyfikatory vs stopień trudności</text:p>
      <text:p text:style-name="P2">I już wiesz, jak grać w tę grę (prawie)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2T05:26:25.670000000</meta:creation-date>
    <dc:date>2023-09-12T05:27:16.502000000</dc:date>
    <meta:editing-duration>PT52S</meta:editing-duration>
    <meta:editing-cycles>1</meta:editing-cycles>
    <meta:document-statistic meta:table-count="0" meta:image-count="0" meta:object-count="0" meta:page-count="1" meta:paragraph-count="10" meta:word-count="112" meta:character-count="724" meta:non-whitespace-character-count="624"/>
    <meta:generator>LibreOffice/7.1.4.2$Windows_X86_64 LibreOffice_project/a529a4fab45b75fefc5b6226684193eb000654f6</meta:generator>
  </office:meta>
</office:document-meta>
</file>